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+-------------------+</text:p>
      <text:p text:style-name="Standard">| Tables_in_printDB |</text:p>
      <text:p text:style-name="Standard">+-------------------+</text:p>
      <text:p text:style-name="Standard">| files <text:s text:c="12"/>|</text:p>
      <text:p text:style-name="Standard">| print <text:s text:c="12"/>|</text:p>
      <text:p text:style-name="Standard">| uploads <text:s text:c="10"/>|</text:p>
      <text:p text:style-name="Standard">+-------------------+</text:p>
      <text:p text:style-name="Standard">3 rows in set (0.00 sec)</text:p>
      <text:p text:style-name="Standard"/>
      <text:p text:style-name="Standard">mysql&gt; show create table files;</text:p>
      <text:p text:style-name="Standard">+-------+-----------------------------------------------------------------------------------------------------------------------------------------------------------------------------------------------------------------------------------------+</text:p>
      <text:p text:style-name="Standard">| Table | Create Table <text:s text:c="219"/>|</text:p>
      <text:p text:style-name="Standard">+-------+-----------------------------------------------------------------------------------------------------------------------------------------------------------------------------------------------------------------------------------------+</text:p>
      <text:p text:style-name="Standard">| files | CREATE TABLE `files` (</text:p>
      <text:p text:style-name="Standard"><text:s text:c="2"/>`filename` varchar(50) NOT NULL,</text:p>
      <text:p text:style-name="Standard"><text:s text:c="2"/>`size` int(100) DEFAULT NULL,</text:p>
      <text:p text:style-name="Standard"><text:s text:c="2"/>`tmp_name` varchar(100) DEFAULT NULL,</text:p>
      <text:p text:style-name="Standard"><text:s text:c="2"/>`type` varchar(100) DEFAULT NULL,</text:p>
      <text:p text:style-name="Standard"><text:s text:c="2"/>PRIMARY KEY (`filename`)</text:p>
      <text:p text:style-name="Standard">) ENGINE=InnoDB DEFAULT CHARSET=latin1 |</text:p>
      <text:p text:style-name="Standard">+-------+-----------------------------------------------------------------------------------------------------------------------------------------------------------------------------------------------------------------------------------------+</text:p>
      <text:p text:style-name="Standard">1 row in set (0.00 sec)</text:p>
      <text:p text:style-name="Standard"/>
      <text:p text:style-name="Standard">mysql&gt; show create table print;</text:p>
      <text:p text:style-name="Standard">+-------+------------------------------------------------------------------------------------------------------------------------------------------------------------------------------------------+</text:p>
      <text:p text:style-name="Standard">| Table | Create Table <text:s text:c="172"/>|</text:p>
      <text:p text:style-name="Standard">+-------+------------------------------------------------------------------------------------------------------------------------------------------------------------------------------------------+</text:p>
      <text:p text:style-name="Standard">| print | CREATE TABLE `print` (</text:p>
      <text:p text:style-name="Standard"><text:s text:c="2"/>`firstname` varchar(30) NOT NULL,</text:p>
      <text:p text:style-name="Standard"><text:s text:c="2"/>`password` varchar(50) NOT NULL,</text:p>
      <text:p text:style-name="Standard"><text:s text:c="2"/>`phone` int(50) NOT NULL,</text:p>
      <text:p text:style-name="Standard"><text:s text:c="2"/>PRIMARY KEY (`phone`)</text:p>
      <text:p text:style-name="Standard">) ENGINE=InnoDB DEFAULT CHARSET=latin1 |</text:p>
      <text:p text:style-name="Standard">+-------+------------------------------------------------------------------------------------------------------------------------------------------------------------------------------------------+</text:p>
      <text:p text:style-name="Standard">1 row in set (0.00 sec)</text:p>
      <text:p text:style-name="Standard"/>
      <text:p text:style-name="Standard">mysql&gt; show create table uploads;</text:p>
      <text:p text:style-name="Standard">+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Standard"><text:soft-page-break/>| Table <text:s text:c="2"/>| Create Table <text:s text:c="349"/>|</text:p>
      <text:p text:style-name="Standard">+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Standard">| uploads | CREATE TABLE `uploads` (</text:p>
      <text:p text:style-name="Standard"><text:s text:c="2"/>`filename` varchar(100) DEFAULT NULL,</text:p>
      <text:p text:style-name="Standard"><text:s text:c="2"/>`phone` int(100) DEFAULT NULL,</text:p>
      <text:p text:style-name="Standard"><text:s text:c="2"/>KEY `filename` (`filename`),</text:p>
      <text:p text:style-name="Standard"><text:s text:c="2"/>KEY `phone` (`phone`),</text:p>
      <text:p text:style-name="Standard"><text:s text:c="2"/>CONSTRAINT `uploads_ibfk_1` FOREIGN KEY (`filename`) REFERENCES `files` (`filename`),</text:p>
      <text:p text:style-name="Standard"><text:s text:c="2"/>CONSTRAINT `uploads_ibfk_2` FOREIGN KEY (`phone`) REFERENCES `print` (`phone`)</text:p>
      <text:p text:style-name="Standard">) ENGINE=InnoDB DEFAULT CHARSET=latin1 |</text:p>
      <text:p text:style-name="Standard">+---------+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+</text:p>
      <text:p text:style-name="Standard">1 row in set (0.00 sec)</text:p>
      <text:p text:style-name="Standard"/>
      <text:p text:style-name="Standard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9:38:53.353826450</meta:creation-date>
    <dc:date>2018-10-07T19:39:23.752765065</dc:date>
    <meta:editing-duration>PT35S</meta:editing-duration>
    <meta:editing-cycles>1</meta:editing-cycles>
    <meta:document-statistic meta:table-count="0" meta:image-count="0" meta:object-count="0" meta:page-count="2" meta:paragraph-count="48" meta:word-count="203" meta:character-count="4394" meta:non-whitespace-character-count="3453"/>
    <meta:generator>LibreOffice/6.0.3.2$Linux_X86_64 LibreOffice_project/00m0$Build-2</meta:generator>
  </office:meta>
</office:document-meta>
</file>